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72c3" officeooo:paragraph-rsid="001e72c3"/>
    </style:style>
    <style:style style:name="T1" style:family="text">
      <style:text-properties officeooo:rsid="002008c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iti Pics Requirements Baseline</text:p>
      <text:p text:style-name="P1">12/10/16</text:p>
      <text:p text:style-name="P1"/>
      <text:p text:style-name="P1">Small scale site, doesn't need to support large numbers of concurrent users. </text:p>
      <text:p text:style-name="P1">Not concerned with code injection due to the static nature of the site. </text:p>
      <text:p text:style-name="P1">Will only support imagery for outlines cities. </text:p>
      <text:p text:style-name="P1"/>
      <text:p text:style-name="P1">Enable user to enter text </text:p>
      <text:p text:style-name="P1">Recognize .click event</text:p>
      <text:p text:style-name="P1">accept user <text:span text:style-name="T1">text</text:span> submission</text:p>
      <text:p text:style-name="P1">cross reference user entered submission against listed city names</text:p>
      <text:p text:style-name="P1">If submission matches an outlined city, change background image to corresponding picture</text:p>
      <text:p text:style-name="P1">Else show message “Sorry, no image has been set for that location. Try another city!”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icole </meta:initial-creator>
    <meta:creation-date>2016-12-10T11:44:26.086400435</meta:creation-date>
    <dc:date>2016-12-13T11:30:37.630401856</dc:date>
    <dc:creator>Nicole </dc:creator>
    <meta:editing-duration>P2DT23H31M1S</meta:editing-duration>
    <meta:editing-cycles>2</meta:editing-cycles>
    <meta:generator>LibreOffice/5.0.3.2$Linux_X86_64 LibreOffice_project/00m0$Build-2</meta:generator>
    <meta:document-statistic meta:table-count="0" meta:image-count="0" meta:object-count="0" meta:page-count="1" meta:paragraph-count="11" meta:word-count="85" meta:character-count="549" meta:non-whitespace-character-count="470"/>
  </office:meta>
</office:document-meta>
</file>